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BenchGui.modifyTestElement( TestElement w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enchGui.WorkBench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Bench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Bench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orkBench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ench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Bench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